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modern" style:font-pitch="variable"/>
    <style:font-face style:name="맑은 고딕1" svg:font-family="'맑은 고딕'" style:font-family-generic="roma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4.43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2.17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2.62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3.52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3.078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2.17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3.528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9cb8b4" draw:textarea-horizontal-align="justify" draw:textarea-vertical-align="middle" draw:auto-grow-height="false" fo:min-height="15.25cm" fo:min-width="25.5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4.2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24.25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5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5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5cm" fo:min-width="2.25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8.25cm" fo:min-width="12.25cm" loext:decorative="false"/>
    </style:style>
    <style:style style:name="gr16" style:family="graphic" style:parent-style-name="standard">
      <style:graphic-properties draw:fill-color="#4a6763" draw:textarea-horizontal-align="justify" draw:textarea-vertical-align="middle" draw:auto-grow-height="false" fo:min-height="1cm" fo:min-width="5.25cm" loext:decorative="false"/>
      <style:paragraph-properties style:writing-mode="lr-tb"/>
    </style:style>
    <style:style style:name="gr17" style:family="graphic" style:parent-style-name="standard">
      <style:graphic-properties draw:fill-color="#4a6763" draw:textarea-horizontal-align="justify" draw:textarea-vertical-align="middle" draw:auto-grow-height="false" fo:min-height="0.25cm" fo:min-width="5.25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0cm" fo:min-width="12.25cm" loext:decorative="false"/>
    </style:style>
    <style:style style:name="P1" style:family="paragraph">
      <style:paragraph-properties fo:text-align="center"/>
      <style:text-properties style:font-name="맑은 고딕" fo:font-size="15pt" fo:font-weight="normal" style:font-size-asian="5pt" style:font-weight-asian="normal" style:font-size-complex="5pt" style:font-weight-complex="normal"/>
    </style:style>
    <style:style style:name="P2" style:family="paragraph">
      <loext:graphic-properties draw:fill-color="#ffffff"/>
      <style:paragraph-properties fo:text-align="center" style:writing-mode="lr-tb"/>
      <style:text-properties style:font-name="맑은 고딕" fo:font-size="15pt" fo:font-weight="normal" style:font-size-asian="5pt" style:font-weight-asian="normal" style:font-size-complex="5pt" style:font-weight-complex="normal"/>
    </style:style>
    <style:style style:name="P3" style:family="paragraph">
      <style:paragraph-properties fo:text-align="center"/>
      <style:text-properties style:font-name="맑은 고딕" fo:font-size="13pt" fo:font-weight="bold" style:font-name-asian="맑은 고딕" style:font-size-asian="13pt" style:font-weight-asian="bold" style:font-size-complex="13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style:font-name="맑은 고딕" fo:font-size="13pt" fo:font-weight="bold" style:font-name-asian="맑은 고딕" style:font-size-asian="13pt" style:font-weight-asian="bold" style:font-size-complex="13pt" style:font-weight-complex="bold"/>
    </style:style>
    <style:style style:name="P5" style:family="paragraph">
      <style:paragraph-properties fo:text-align="center"/>
      <style:text-properties fo:font-size="15pt"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fo:font-size="15pt" fo:font-weight="bold" style:font-weight-asian="bold" style:font-weight-complex="bold"/>
    </style:style>
    <style:style style:name="P7" style:family="paragraph">
      <style:paragraph-properties fo:text-align="center" loext:tab-stop-distance="0cm">
        <style:tab-stops>
          <style:tab-stop style:position="0.83cm"/>
        </style:tab-stops>
      </style:paragraph-properties>
      <style:text-properties fo:font-size="15pt" fo:font-weight="normal" style:font-size-asian="5pt" style:font-weight-asian="normal" style:font-size-complex="5pt" style:font-weight-complex="normal"/>
    </style:style>
    <style:style style:name="P8" style:family="paragraph">
      <loext:graphic-properties draw:fill-color="#ffffff"/>
      <style:paragraph-properties fo:text-align="center" loext:tab-stop-distance="0cm" style:writing-mode="lr-tb">
        <style:tab-stops>
          <style:tab-stop style:position="0.83cm"/>
        </style:tab-stops>
      </style:paragraph-properties>
      <style:text-properties fo:font-size="15pt" fo:font-weight="normal" style:font-size-asian="5pt" style:font-weight-asian="normal" style:font-size-complex="5pt" style:font-weight-complex="normal"/>
    </style:style>
    <style:style style:name="P9" style:family="paragraph">
      <style:paragraph-properties fo:text-align="center"/>
      <style:text-properties fo:font-size="15pt" fo:font-weight="bold" style:font-size-asian="5pt" style:font-weight-asian="bold" style:font-size-complex="5pt" style:font-weight-complex="bold"/>
    </style:style>
    <style:style style:name="P10" style:family="paragraph">
      <loext:graphic-properties draw:fill-color="#ffffff"/>
      <style:paragraph-properties fo:text-align="center" style:writing-mode="lr-tb"/>
      <style:text-properties fo:font-size="15pt" fo:font-weight="bold" style:font-size-asian="5pt" style:font-weight-asian="bold" style:font-size-complex="5pt" style:font-weight-complex="bold"/>
    </style:style>
    <style:style style:name="P11" style:family="paragraph">
      <style:paragraph-properties fo:text-align="center"/>
      <style:text-properties fo:font-size="15pt" fo:font-weight="normal" style:font-size-asian="15pt" style:font-size-complex="15pt"/>
    </style:style>
    <style:style style:name="P12" style:family="paragraph">
      <loext:graphic-properties draw:fill-color="#ffffff"/>
      <style:paragraph-properties fo:text-align="center" style:writing-mode="lr-tb"/>
      <style:text-properties fo:font-size="15pt" fo:font-weight="normal" style:font-size-asian="15pt" style:font-size-complex="15pt"/>
    </style:style>
    <style:style style:name="P13" style:family="paragraph">
      <style:paragraph-properties fo:text-align="center"/>
      <style:text-properties fo:font-size="15pt" fo:font-weight="normal" style:font-size-asian="5pt" style:font-size-complex="5pt"/>
    </style:style>
    <style:style style:name="P14" style:family="paragraph">
      <loext:graphic-properties draw:fill-color="#ffffff"/>
      <style:paragraph-properties fo:text-align="center" style:writing-mode="lr-tb"/>
      <style:text-properties fo:font-size="15pt" fo:font-weight="normal" style:font-size-asian="5pt" style:font-size-complex="5pt"/>
    </style:style>
    <style:style style:name="P15" style:family="paragraph">
      <loext:graphic-properties draw:fill="solid" draw:fill-color="#9cb8b4"/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 style:writing-mode="lr-tb"/>
    </style:style>
    <style:style style:name="P18" style:family="paragraph">
      <style:paragraph-properties fo:text-align="center"/>
      <style:text-properties style:text-underline-style="solid" style:text-underline-width="auto" style:text-underline-color="font-color"/>
    </style:style>
    <style:style style:name="P1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P21" style:family="paragraph">
      <loext:graphic-properties draw:fill-color="#4a6763"/>
      <style:paragraph-properties fo:text-align="center"/>
      <style:text-properties style:text-underline-style="solid" style:text-underline-width="auto" style:text-underline-color="font-color"/>
    </style:style>
    <style:style style:name="P22" style:family="paragraph">
      <style:paragraph-properties fo:text-align="center"/>
      <style:text-properties style:text-underline-style="none"/>
    </style:style>
    <style:style style:name="P23" style:family="paragraph">
      <loext:graphic-properties draw:fill-color="#4a6763"/>
      <style:paragraph-properties fo:text-align="center"/>
      <style:text-properties style:text-underline-style="none"/>
    </style:style>
    <style:style style:name="P24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P25" style:family="paragraph">
      <loext:graphic-properties draw:fill-color="#4a6763"/>
      <style:paragraph-properties fo:text-align="center"/>
      <style:text-properties fo:font-size="12pt" style:text-underline-style="none" style:font-size-asian="12pt" style:font-size-complex="12pt"/>
    </style:style>
    <style:style style:name="T1" style:family="text">
      <style:text-properties style:font-name="맑은 고딕" fo:font-size="15pt" fo:font-weight="normal" style:font-size-asian="5pt" style:font-weight-asian="normal" style:font-size-complex="5pt" style:font-weight-complex="normal"/>
    </style:style>
    <style:style style:name="T2" style:family="text">
      <style:text-properties style:font-name="맑은 고딕" fo:font-size="13pt" fo:font-weight="bold" style:font-name-asian="맑은 고딕" style:font-size-asian="13pt" style:font-weight-asian="bold" style:font-size-complex="13pt" style:font-weight-complex="bold"/>
    </style:style>
    <style:style style:name="T3" style:family="text">
      <style:text-properties fo:font-size="15pt" fo:font-weight="bold" style:font-weight-asian="bold" style:font-weight-complex="bold"/>
    </style:style>
    <style:style style:name="T4" style:family="text">
      <style:text-properties fo:font-size="15pt" fo:font-weight="normal" style:font-size-asian="5pt" style:font-weight-asian="normal" style:font-size-complex="5pt" style:font-weight-complex="normal"/>
    </style:style>
    <style:style style:name="T5" style:family="text">
      <style:text-properties fo:font-size="15pt" fo:font-weight="bold" style:font-size-asian="5pt" style:font-weight-asian="bold" style:font-size-complex="5pt" style:font-weight-complex="bold"/>
    </style:style>
    <style:style style:name="T6" style:family="text">
      <style:text-properties fo:font-size="15pt" fo:font-weight="normal" style:font-size-asian="15pt" style:font-size-complex="15pt"/>
    </style:style>
    <style:style style:name="T7" style:family="text">
      <style:text-properties fo:font-size="15pt" fo:font-weight="normal" style:font-size-asian="5pt" style:font-size-complex="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text-underline-style="none"/>
    </style:style>
    <style:style style:name="T10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1cm 0.015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-0.001cm 0.007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7cm 0.007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7cm 0.007cm)">
          <text:p text:style-name="P7"><text:span text:style-name="T4">UI-M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2cm 0.007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8cm 0.004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6cm 0.004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cm 0.007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4.75cm" svg:height="1.25cm" svg:x="11.75cm" svg:y="2.5cm">
          <text:p text:style-name="P16">제목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4.75cm" svg:height="0.25cm" svg:x="1.625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.75cm" svg:y="6.25cm">
          <text:p text:style-name="P16">번호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5.5cm" svg:y="6.25cm">
          <text:p text:style-name="P16">날짜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9.75cm" svg:y="6.25cm">
          <text:p text:style-name="P16">일정명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6.75cm" svg:y="6.25cm">
          <text:p text:style-name="P16">현황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20.5cm" svg:y="6.25cm">
          <text:p text:style-name="P16">액션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5.5cm" svg:height="0.75cm" svg:x="21.25cm" svg:y="1.25cm">
          <text:p text:style-name="P18">로그인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.75cm" svg:y="8.372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3cm" svg:height="0.75cm" svg:x="5.5cm" svg:y="8.372cm">
          <text:p text:style-name="P19"><text:span text:style-name="T8">2025.01.22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9.75cm" svg:y="8.372cm">
          <text:p text:style-name="P16">촬영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6.75cm" svg:y="8.372cm">
          <text:p text:style-name="P16">진행중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5cm" svg:height="0.75cm" svg:x="20.5cm" svg:y="8.372cm">
          <text:p text:style-name="P16">삭제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5cm" svg:height="0.75cm" svg:x="23.5cm" svg:y="8.4cm">
          <text:p text:style-name="P16">완료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4.75cm" svg:height="1.25cm" svg:x="21cm" svg:y="3.5cm">
          <text:p text:style-name="P16">등록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2cm 0.016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0cm 0.008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8cm 0.008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8cm 0.008cm)">
          <text:p text:style-name="P7"><text:span text:style-name="T4">UI-L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3cm 0.008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9cm 0.005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7cm 0.005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1cm 0.008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2.75cm" svg:height="8.5cm" svg:x="7.625cm" svg:y="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5.75cm" svg:height="1.25cm" svg:x="11.125cm" svg:y="5.25cm">
          <text:p text:style-name="P18">TO DO LIST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5.75cm" svg:height="1.25cm" svg:x="11.15cm" svg:y="7.5cm">
          <text:p text:style-name="P22"><text:span text:style-name="T9">아이디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5.75cm" svg:height="1.25cm" svg:x="11.15cm" svg:y="9.15cm">
          <text:p text:style-name="P22"><text:span text:style-name="T9">비밀번호</text:span></text:p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5.75cm" svg:height="0.5cm" svg:x="11.125cm" svg:y="11cm">
          <text:p text:style-name="P24"><text:span text:style-name="T10">회원가입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2cm 0.016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0cm 0.008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8cm 0.008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8cm 0.008cm)">
          <text:p text:style-name="P7"><text:span text:style-name="T4">UI-R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3cm 0.008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9cm 0.005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7cm 0.005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1cm 0.008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12.75cm" svg:height="10.25cm" svg:x="7.625cm" svg:y="3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5.75cm" svg:height="1.25cm" svg:x="11.125cm" svg:y="4.25cm">
          <text:p text:style-name="P18">TO DO LIST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5.75cm" svg:height="1.25cm" svg:x="11.15cm" svg:y="6.25cm">
          <text:p text:style-name="P22"><text:span text:style-name="T9">아이디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5.75cm" svg:height="1.25cm" svg:x="11.15cm" svg:y="7.75cm">
          <text:p text:style-name="P22"><text:span text:style-name="T9">비밀번호</text:span></text:p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5.75cm" svg:height="0.5cm" svg:x="11.125cm" svg:y="12.5cm">
          <text:p text:style-name="P24"><text:span text:style-name="T10">등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3" draw:layer="layout" svg:width="5.75cm" svg:height="1.25cm" svg:x="11.15cm" svg:y="9.2cm">
          <text:p text:style-name="P22"><text:span text:style-name="T9">비밀번호 확인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5.75cm" svg:height="1.25cm" svg:x="11.1cm" svg:y="10.65cm">
          <text:p text:style-name="P22"><text:span text:style-name="T9">이메일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modern" style:font-pitch="variable"/>
    <style:font-face style:name="맑은 고딕1" svg:font-family="'맑은 고딕'" style:font-family-generic="roma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1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generator>LibreOffice/24.8.3.2$Windows_X86_64 LibreOffice_project/48a6bac9e7e268aeb4c3483fcf825c94556d9f92</meta:generator>
    <dc:date>2025-01-08T15:27:13.214000000</dc:date>
    <meta:editing-duration>PT6H23M12S</meta:editing-duration>
    <meta:editing-cycles>57</meta:editing-cycles>
    <meta:document-statistic meta:object-count="54"/>
  </office:meta>
</office:document-meta>
</file>